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gor@igor-Aspire-A315-53G:~/Рабочий стол$ ls</text:p>
      <text:p text:style-name="Standard"><text:s/>a.out <text:s text:c="3"/>Ch.c <text:s text:c="3"/>laba20 <text:s text:c="10"/>'Лабы 1 семестр' <text:s text:c="2"/>Фотографии</text:p>
      <text:p text:style-name="Standard"><text:s/>Ch2.c <text:s text:c="3"/>Ch.c~ <text:s text:c="2"/>libgraph-1.0.2 <text:s text:c="3"/>Программы</text:p>
      <text:p text:style-name="Standard"><text:s/>Ch2.c~ <text:s text:c="2"/>laba <text:s text:c="3"/>wI9f5ueKbRs.jpg <text:s text:c="2"/>сайт</text:p>
      <text:p text:style-name="Standard">igor@igor-Aspire-A315-53G:~/Рабочий стол$ touch A2.txt A3.txt B2.txt B3.txt &amp;&amp; ls</text:p>
      <text:p text:style-name="Standard"><text:s/>A2.txt <text:s text:c="2"/>B2.txt <text:s text:c="2"/>Ch2.c~ <text:s text:c="2"/>laba <text:s text:c="12"/>wI9f5ueKbRs.jpg <text:s text:c="2"/>сайт</text:p>
      <text:p text:style-name="Standard"><text:s/>A3.txt <text:s text:c="2"/>B3.txt <text:s text:c="2"/>Ch.c <text:s text:c="4"/>laba20 <text:s text:c="9"/>'Лабы 1 семестр' <text:s text:c="2"/>Фотографии</text:p>
      <text:p text:style-name="Standard"><text:s/>a.out <text:s text:c="3"/>Ch2.c <text:s text:c="3"/>Ch.c~ <text:s text:c="3"/>libgraph-1.0.2 <text:s text:c="2"/>Программы</text:p>
      <text:p text:style-name="Standard">igor@igor-Aspire-A315-53G:~/Рабочий стол$ ed B2.txt</text:p>
      <text:p text:style-name="Standard">0</text:p>
      <text:p text:style-name="Standard">a</text:p>
      <text:p text:style-name="Standard">apple</text:p>
      <text:p text:style-name="Standard">orange</text:p>
      <text:p text:style-name="Standard">BMW</text:p>
      <text:p text:style-name="Standard">BMW</text:p>
      <text:p text:style-name="Standard">dubb</text:p>
      <text:p text:style-name="Standard">dUbb</text:p>
      <text:p text:style-name="Standard">Dub</text:p>
      <text:p text:style-name="Standard">mouse</text:p>
      <text:p text:style-name="Standard">cow</text:p>
      <text:p text:style-name="Standard">cow</text:p>
      <text:p text:style-name="Standard">dirt</text:p>
      <text:p text:style-name="Standard">dir</text:p>
      <text:p text:style-name="Standard">direct</text:p>
      <text:p text:style-name="Standard">stand</text:p>
      <text:p text:style-name="Standard">tar</text:p>
      <text:p text:style-name="Standard">.</text:p>
      <text:p text:style-name="Standard">w B2.txt</text:p>
      <text:p text:style-name="Standard">75</text:p>
      <text:p text:style-name="Standard">q</text:p>
      <text:p text:style-name="Standard">igor@igor-Aspire-A315-53G:~/Рабочий стол$ cat B2.txt</text:p>
      <text:p text:style-name="Standard">apple</text:p>
      <text:p text:style-name="Standard">orange</text:p>
      <text:p text:style-name="Standard">BMW</text:p>
      <text:p text:style-name="Standard">BMW</text:p>
      <text:p text:style-name="Standard">dubb</text:p>
      <text:p text:style-name="Standard">dUbb</text:p>
      <text:p text:style-name="Standard">Dub</text:p>
      <text:p text:style-name="Standard">mouse</text:p>
      <text:p text:style-name="Standard">cow</text:p>
      <text:p text:style-name="Standard">cow</text:p>
      <text:p text:style-name="Standard">dirt</text:p>
      <text:p text:style-name="Standard">dir</text:p>
      <text:p text:style-name="Standard">direct</text:p>
      <text:p text:style-name="Standard">stand</text:p>
      <text:p text:style-name="Standard">tar</text:p>
      <text:p text:style-name="Standard">igor@igor-Aspire-A315-53G:~/Рабочий стол$ ed B3.txt</text:p>
      <text:p text:style-name="Standard">0</text:p>
      <text:p text:style-name="Standard">a</text:p>
      <text:p text:style-name="Standard">apple</text:p>
      <text:p text:style-name="Standard">Red</text:p>
      <text:p text:style-name="Standard">red</text:p>
      <text:p text:style-name="Standard"><text:soft-page-break/>bMw</text:p>
      <text:p text:style-name="Standard">Dublin</text:p>
      <text:p text:style-name="Standard">Dub</text:p>
      <text:p text:style-name="Standard">cow</text:p>
      <text:p text:style-name="Standard">join</text:p>
      <text:p text:style-name="Standard">join23</text:p>
      <text:p text:style-name="Standard">dirddir</text:p>
      <text:p text:style-name="Standard">dirr</text:p>
      <text:p text:style-name="Standard">stand</text:p>
      <text:p text:style-name="Standard">tar</text:p>
      <text:p text:style-name="Standard">quit</text:p>
      <text:p text:style-name="Standard">.</text:p>
      <text:p text:style-name="Standard">w B3.txt</text:p>
      <text:p text:style-name="Standard">73</text:p>
      <text:p text:style-name="Standard">q</text:p>
      <text:p text:style-name="Standard">igor@igor-Aspire-A315-53G:~/Рабочий стол$ cat B3.txt</text:p>
      <text:p text:style-name="Standard">apple</text:p>
      <text:p text:style-name="Standard">Red</text:p>
      <text:p text:style-name="Standard">red</text:p>
      <text:p text:style-name="Standard">bMw</text:p>
      <text:p text:style-name="Standard">Dublin</text:p>
      <text:p text:style-name="Standard">Dub</text:p>
      <text:p text:style-name="Standard">cow</text:p>
      <text:p text:style-name="Standard">join</text:p>
      <text:p text:style-name="Standard">join23</text:p>
      <text:p text:style-name="Standard">dirddir</text:p>
      <text:p text:style-name="Standard">dirr</text:p>
      <text:p text:style-name="Standard">stand</text:p>
      <text:p text:style-name="Standard">tar</text:p>
      <text:p text:style-name="Standard">quit</text:p>
      <text:p text:style-name="Standard">igor@igor-Aspire-A315-53G:~/Рабочий стол$ cmp B2.txt B3.txt</text:p>
      <text:p text:style-name="Standard">B2.txt B3.txt различаются: байт 7, строка 2</text:p>
      <text:p text:style-name="Standard">igor@igor-Aspire-A315-53G:~/Рабочий стол$ cmp -i 11 B2.txt B3.txt</text:p>
      <text:p text:style-name="Standard">B2.txt B3.txt различаются: байт 2, строка 1</text:p>
      <text:p text:style-name="Standard">igor@igor-Aspire-A315-53G:~/Рабочий стол$ cmp -l 11 B2.txt B3.txt</text:p>
      <text:p text:style-name="Standard">cmp: недопустимое для --ignore-initial <text:s/>значение ?B3.txt?</text:p>
      <text:p text:style-name="Standard">cmp: По команде ?cmp --help? можно получить дополнительную информацию.</text:p>
      <text:p text:style-name="Standard">igor@igor-Aspire-A315-53G:~/Рабочий стол$ cmp -l B2.txt B3.txt</text:p>
      <text:p text:style-name="Standard"><text:s/>7 157 122</text:p>
      <text:p text:style-name="Standard"><text:s/>8 162 145</text:p>
      <text:p text:style-name="Standard"><text:s/>9 141 144</text:p>
      <text:p text:style-name="Standard">10 156 <text:s/>12</text:p>
      <text:p text:style-name="Standard">11 147 162</text:p>
      <text:p text:style-name="Standard">13 <text:s/>12 144</text:p>
      <text:p text:style-name="Standard">………….</text:p>
      <text:p text:style-name="Standard">69 156 161</text:p>
      <text:p text:style-name="Standard">70 144 165</text:p>
      <text:p text:style-name="Standard">71 <text:s/>12 151</text:p>
      <text:p text:style-name="Standard">73 141 <text:s/>12</text:p>
      <text:p text:style-name="Standard">cmp: EOF в B3.txt после байта 73</text:p>
      <text:p text:style-name="Standard">igor@igor-Aspire-A315-53G:~/Рабочий стол$ paste B*.txt</text:p>
      <text:p text:style-name="Standard">apple<text:tab/>apple</text:p>
      <text:p text:style-name="Standard"><text:soft-page-break/>orange<text:tab/>Red</text:p>
      <text:p text:style-name="Standard">BMW<text:tab/>red</text:p>
      <text:p text:style-name="Standard">BMW<text:tab/>bMw</text:p>
      <text:p text:style-name="Standard">dubb<text:tab/>Dublin</text:p>
      <text:p text:style-name="Standard">dUbb<text:tab/>Dub</text:p>
      <text:p text:style-name="Standard">Dub<text:tab/>cow</text:p>
      <text:p text:style-name="Standard">mouse<text:tab/>join</text:p>
      <text:p text:style-name="Standard">cow<text:tab/>join23</text:p>
      <text:p text:style-name="Standard">cow<text:tab/>dirddir</text:p>
      <text:p text:style-name="Standard">dirt<text:tab/>dirr</text:p>
      <text:p text:style-name="Standard">dir<text:tab/>stand</text:p>
      <text:p text:style-name="Standard">direct<text:tab/>tar</text:p>
      <text:p text:style-name="Standard">stand<text:tab/>quit</text:p>
      <text:p text:style-name="Standard">tar<text:tab/></text:p>
      <text:p text:style-name="Standard">igor@igor-Aspire-A315-53G:~/Рабочий стол$ sort B2.txt &gt; A2.txt</text:p>
      <text:p text:style-name="Standard">igor@igor-Aspire-A315-53G:~/Рабочий стол$ sort B3.txt &gt; A3.txt</text:p>
      <text:p text:style-name="Standard">igor@igor-Aspire-A315-53G:~/Рабочий стол$ paste A*.txt</text:p>
      <text:p text:style-name="Standard">apple<text:tab/>apple</text:p>
      <text:p text:style-name="Standard">BMW<text:tab/>bMw</text:p>
      <text:p text:style-name="Standard">BMW<text:tab/>cow</text:p>
      <text:p text:style-name="Standard">cow<text:tab/>dirddir</text:p>
      <text:p text:style-name="Standard">cow<text:tab/>dirr</text:p>
      <text:p text:style-name="Standard">dir<text:tab/>Dub</text:p>
      <text:p text:style-name="Standard">direct<text:tab/>Dublin</text:p>
      <text:p text:style-name="Standard">dirt<text:tab/>join</text:p>
      <text:p text:style-name="Standard">Dub<text:tab/>join23</text:p>
      <text:p text:style-name="Standard">dubb<text:tab/>quit</text:p>
      <text:p text:style-name="Standard">dUbb<text:tab/>red</text:p>
      <text:p text:style-name="Standard">mouse<text:tab/>Red</text:p>
      <text:p text:style-name="Standard">orange<text:tab/>stand</text:p>
      <text:p text:style-name="Standard">stand<text:tab/>tar</text:p>
      <text:p text:style-name="Standard">tar<text:tab/></text:p>
      <text:p text:style-name="Standard">igor@igor-Aspire-A315-53G:~/Рабочий стол$ diff -y A*.txt</text:p>
      <text:p text:style-name="Standard">apple<text:tab/><text:tab/><text:tab/><text:tab/><text:tab/><text:tab/><text:tab/><text:tab/>apple</text:p>
      <text:p text:style-name="Standard">BMW<text:tab/><text:tab/><text:tab/><text:tab/><text:tab/><text:tab/><text:tab/> <text:s text:c="5"/>|<text:tab/>bMw</text:p>
      <text:p text:style-name="Standard">BMW<text:tab/><text:tab/><text:tab/><text:tab/><text:tab/><text:tab/><text:tab/> <text:s text:c="5"/>&lt;</text:p>
      <text:p text:style-name="Standard">cow<text:tab/><text:tab/><text:tab/><text:tab/><text:tab/><text:tab/><text:tab/><text:tab/>cow</text:p>
      <text:p text:style-name="Standard">cow<text:tab/><text:tab/><text:tab/><text:tab/><text:tab/><text:tab/><text:tab/> <text:s text:c="5"/>|<text:tab/>dirddir</text:p>
      <text:p text:style-name="Standard">dir<text:tab/><text:tab/><text:tab/><text:tab/><text:tab/><text:tab/><text:tab/> <text:s text:c="5"/>|<text:tab/>dirr</text:p>
      <text:p text:style-name="Standard">direct<text:tab/><text:tab/><text:tab/><text:tab/><text:tab/><text:tab/><text:tab/> <text:s text:c="5"/>&lt;</text:p>
      <text:p text:style-name="Standard">dirt<text:tab/><text:tab/><text:tab/><text:tab/><text:tab/><text:tab/><text:tab/> <text:s text:c="5"/>&lt;</text:p>
      <text:p text:style-name="Standard">Dub<text:tab/><text:tab/><text:tab/><text:tab/><text:tab/><text:tab/><text:tab/><text:tab/>Dub</text:p>
      <text:p text:style-name="Standard">dubb<text:tab/><text:tab/><text:tab/><text:tab/><text:tab/><text:tab/><text:tab/> <text:s text:c="5"/>|<text:tab/>Dublin</text:p>
      <text:p text:style-name="Standard">dUbb<text:tab/><text:tab/><text:tab/><text:tab/><text:tab/><text:tab/><text:tab/> <text:s text:c="5"/>|<text:tab/>join</text:p>
      <text:p text:style-name="Standard">mouse<text:tab/><text:tab/><text:tab/><text:tab/><text:tab/><text:tab/><text:tab/> <text:s text:c="5"/>|<text:tab/>join23</text:p>
      <text:p text:style-name="Standard">orange<text:tab/><text:tab/><text:tab/><text:tab/><text:tab/><text:tab/><text:tab/> <text:s text:c="5"/>|<text:tab/>quit</text:p>
      <text:p text:style-name="Standard"><text:tab/><text:tab/><text:tab/><text:tab/><text:tab/><text:tab/><text:tab/> <text:s text:c="5"/>&gt;<text:tab/>red</text:p>
      <text:p text:style-name="Standard"><text:tab/><text:tab/><text:tab/><text:tab/><text:tab/><text:tab/><text:tab/> <text:s text:c="5"/>&gt;<text:tab/>Red</text:p>
      <text:p text:style-name="Standard">stand<text:tab/><text:tab/><text:tab/><text:tab/><text:tab/><text:tab/><text:tab/><text:tab/>stand</text:p>
      <text:p text:style-name="Standard">tar<text:tab/><text:tab/><text:tab/><text:tab/><text:tab/><text:tab/><text:tab/><text:tab/>tar</text:p>
      <text:p text:style-name="Standard">igor@igor-Aspire-A315-53G:~/Рабочий стол$ comm A2.txt A3.txt</text:p>
      <text:p text:style-name="Standard"><text:tab/><text:tab/>apple</text:p>
      <text:p text:style-name="Standard"><text:soft-page-break/><text:tab/>bMw</text:p>
      <text:p text:style-name="Standard">BMW</text:p>
      <text:p text:style-name="Standard">BMW</text:p>
      <text:p text:style-name="Standard"><text:tab/><text:tab/>cow</text:p>
      <text:p text:style-name="Standard">cow</text:p>
      <text:p text:style-name="Standard">dir</text:p>
      <text:p text:style-name="Standard"><text:tab/>dirddir</text:p>
      <text:p text:style-name="Standard">direct</text:p>
      <text:p text:style-name="Standard"><text:tab/>dirr</text:p>
      <text:p text:style-name="Standard">dirt</text:p>
      <text:p text:style-name="Standard"><text:tab/><text:tab/>Dub</text:p>
      <text:p text:style-name="Standard">dubb</text:p>
      <text:p text:style-name="Standard">dUbb</text:p>
      <text:p text:style-name="Standard"><text:tab/>Dublin</text:p>
      <text:p text:style-name="Standard"><text:tab/>join</text:p>
      <text:p text:style-name="Standard"><text:tab/>join23</text:p>
      <text:p text:style-name="Standard">mouse</text:p>
      <text:p text:style-name="Standard">orange</text:p>
      <text:p text:style-name="Standard"><text:tab/>quit</text:p>
      <text:p text:style-name="Standard"><text:tab/>red</text:p>
      <text:p text:style-name="Standard"><text:tab/>Red</text:p>
      <text:p text:style-name="Standard"><text:tab/><text:tab/>stand</text:p>
      <text:p text:style-name="Standard"><text:tab/><text:tab/>tar</text:p>
      <text:p text:style-name="Standard">igor@igor-Aspire-A315-53G:~/Рабочий стол$ comm -13 A2.txt A3.txt</text:p>
      <text:p text:style-name="Standard">bMw</text:p>
      <text:p text:style-name="Standard">dirddir</text:p>
      <text:p text:style-name="Standard">dirr</text:p>
      <text:p text:style-name="Standard">Dublin</text:p>
      <text:p text:style-name="Standard">join</text:p>
      <text:p text:style-name="Standard">join23</text:p>
      <text:p text:style-name="Standard">quit</text:p>
      <text:p text:style-name="Standard">red</text:p>
      <text:p text:style-name="Standard">Red</text:p>
      <text:p text:style-name="Standard">igor@igor-Aspire-A315-53G:~/Рабочий стол$ wc A2.txt</text:p>
      <text:p text:style-name="Standard">15 15 75 A2.txt</text:p>
      <text:p text:style-name="Standard">igor@igor-Aspire-A315-53G:~/Рабочий стол$ wc -m A2.txt</text:p>
      <text:p text:style-name="Standard">75 A2.txt</text:p>
      <text:p text:style-name="Standard">igor@igor-Aspire-A315-53G:~/Рабочий стол$ wc -l A2.txt</text:p>
      <text:p text:style-name="Standard">15 A2.txt</text:p>
      <text:p text:style-name="Standard">igor@igor-Aspire-A315-53G:~/Рабочий стол$ cat A2.txt </text:p>
      <text:p text:style-name="Standard">apple</text:p>
      <text:p text:style-name="Standard">BMW</text:p>
      <text:p text:style-name="Standard">BMW</text:p>
      <text:p text:style-name="Standard">cow</text:p>
      <text:p text:style-name="Standard">cow</text:p>
      <text:p text:style-name="Standard">dir</text:p>
      <text:p text:style-name="Standard">direct</text:p>
      <text:p text:style-name="Standard">dirt</text:p>
      <text:p text:style-name="Standard">Dub</text:p>
      <text:p text:style-name="Standard">dubb</text:p>
      <text:p text:style-name="Standard">dUbb</text:p>
      <text:p text:style-name="Standard">mouse</text:p>
      <text:p text:style-name="Standard"><text:soft-page-break/>orange</text:p>
      <text:p text:style-name="Standard">stand</text:p>
      <text:p text:style-name="Standard">tar</text:p>
      <text:p text:style-name="Standard">igor@igor-Aspire-A315-53G:~/Рабочий стол$ cat A2.txt | tr -s [:upper:][:lowwer:] </text:p>
      <text:p text:style-name="Standard">tr: неверный класс символов «lowwer»</text:p>
      <text:p text:style-name="Standard">igor@igor-Aspire-A315-53G:~/Рабочий стол$ cat A2.txt | tr -s [:upper:][:lower:]</text:p>
      <text:p text:style-name="Standard">aple</text:p>
      <text:p text:style-name="Standard">BMW</text:p>
      <text:p text:style-name="Standard">BMW</text:p>
      <text:p text:style-name="Standard">cow</text:p>
      <text:p text:style-name="Standard">cow</text:p>
      <text:p text:style-name="Standard">dir</text:p>
      <text:p text:style-name="Standard">direct</text:p>
      <text:p text:style-name="Standard">dirt</text:p>
      <text:p text:style-name="Standard">Dub</text:p>
      <text:p text:style-name="Standard">dub</text:p>
      <text:p text:style-name="Standard">dUb</text:p>
      <text:p text:style-name="Standard">mouse</text:p>
      <text:p text:style-name="Standard">orange</text:p>
      <text:p text:style-name="Standard">stand</text:p>
      <text:p text:style-name="Standard">tar</text:p>
      <text:p text:style-name="Standard">igor@igor-Aspire-A315-53G:~/Рабочий стол$ cat A2.txt | tr -s [:upper:][:lower:] | uniq</text:p>
      <text:p text:style-name="Standard">aple</text:p>
      <text:p text:style-name="Standard">BMW</text:p>
      <text:p text:style-name="Standard">cow</text:p>
      <text:p text:style-name="Standard">dir</text:p>
      <text:p text:style-name="Standard">direct</text:p>
      <text:p text:style-name="Standard">dirt</text:p>
      <text:p text:style-name="Standard">Dub</text:p>
      <text:p text:style-name="Standard">dub</text:p>
      <text:p text:style-name="Standard">dUb</text:p>
      <text:p text:style-name="Standard">mouse</text:p>
      <text:p text:style-name="Standard">orange</text:p>
      <text:p text:style-name="Standard">stand</text:p>
      <text:p text:style-name="Standard">tar</text:p>
      <text:p text:style-name="Standard">igor@igor-Aspire-A315-53G:~/Рабочий стол$ cat A2.txt | tr -s [:upper:][:lower:] | uniq -i -w 3</text:p>
      <text:p text:style-name="Standard">aple</text:p>
      <text:p text:style-name="Standard">BMW</text:p>
      <text:p text:style-name="Standard">cow</text:p>
      <text:p text:style-name="Standard">dir</text:p>
      <text:p text:style-name="Standard">Dub</text:p>
      <text:p text:style-name="Standard">mouse</text:p>
      <text:p text:style-name="Standard">orange</text:p>
      <text:p text:style-name="Standard">stand</text:p>
      <text:p text:style-name="Standard">tar</text:p>
      <text:p text:style-name="Standard">igor@igor-Aspire-A315-53G:~/Рабочий стол$ paste A*.txt</text:p>
      <text:p text:style-name="Standard">apple<text:tab/>apple</text:p>
      <text:p text:style-name="Standard">BMW<text:tab/>bMw</text:p>
      <text:p text:style-name="Standard">BMW<text:tab/>cow</text:p>
      <text:p text:style-name="Standard">cow<text:tab/>dirddir</text:p>
      <text:p text:style-name="Standard">cow<text:tab/>dirr</text:p>
      <text:p text:style-name="Standard">dir<text:tab/>Dub</text:p>
      <text:p text:style-name="Standard"><text:soft-page-break/>direct<text:tab/>Dublin</text:p>
      <text:p text:style-name="Standard">dirt<text:tab/>join</text:p>
      <text:p text:style-name="Standard">Dub<text:tab/>join23</text:p>
      <text:p text:style-name="Standard">dubb<text:tab/>quit</text:p>
      <text:p text:style-name="Standard">dUbb<text:tab/>red</text:p>
      <text:p text:style-name="Standard">mouse<text:tab/>Red</text:p>
      <text:p text:style-name="Standard">orange<text:tab/>stand</text:p>
      <text:p text:style-name="Standard">stand<text:tab/>tar</text:p>
      <text:p text:style-name="Standard">tar<text:tab/></text:p>
      <text:p text:style-name="Standard">igor@igor-Aspire-A315-53G:~/Рабочий стол$ comm -12 A*.txt</text:p>
      <text:p text:style-name="Standard">apple</text:p>
      <text:p text:style-name="Standard">cow</text:p>
      <text:p text:style-name="Standard">Dub</text:p>
      <text:p text:style-name="Standard">stand</text:p>
      <text:p text:style-name="Standard">tar</text:p>
      <text:p text:style-name="Standard">igor@igor-Aspire-A315-53G:~/Рабочий стол$ join A*.txt</text:p>
      <text:p text:style-name="Standard">apple</text:p>
      <text:p text:style-name="Standard">cow</text:p>
      <text:p text:style-name="Standard">cow</text:p>
      <text:p text:style-name="Standard">Dub</text:p>
      <text:p text:style-name="Standard">stand</text:p>
      <text:p text:style-name="Standard">tar</text:p>
      <text:p text:style-name="Standard">igor@igor-Aspire-A315-53G:~/Рабочий стол$ file -i /dev/loop*</text:p>
      <text:p text:style-name="Standard">/dev/loop0: <text:s text:c="7"/>inode/blockdevice; charset=binary</text:p>
      <text:p text:style-name="Standard">/dev/loop1: <text:s text:c="7"/>inode/blockdevice; charset=binary</text:p>
      <text:p text:style-name="Standard">……………………………………………………</text:p>
      <text:p text:style-name="Standard">/dev/loop8: <text:s text:c="7"/>inode/blockdevice; charset=binary</text:p>
      <text:p text:style-name="Standard">/dev/loop9: <text:s text:c="7"/>inode/blockdevice; charset=binary</text:p>
      <text:p text:style-name="Standard">/dev/loop-control: inode/chardevice; charset=binary</text:p>
      <text:p text:style-name="Standard">igor@igor-Aspire-A315-53G:~/Рабочий стол$ grep -r "cpu" /etc/</text:p>
      <text:p text:style-name="Standard">/etc/apparmor.d/abstractions/ubuntu-browsers.d/java: <text:s text:c="3"/>/sys/devices/system/cpu/ r,</text:p>
      <text:p text:style-name="Standard">/etc/apparmor.d/abstractions/ubuntu-browsers.d/java: <text:s text:c="3"/>/sys/devices/system/cpu/** r,</text:p>
      <text:p text:style-name="Standard">/etc/apparmor.d/abstractions/ubuntu-browsers.d/java: <text:s text:c="3"/>/sys/devices/system/cpu/ r,</text:p>
      <text:p text:style-name="Standard">/etc/apparmor.d/abstractions/ubuntu-browsers.d/java: <text:s text:c="3"/>/sys/devices/system/cpu/** r,</text:p>
      <text:p text:style-name="Standard">/etc/apparmor.d/abstractions/base: <text:s/>@{PROC}/cpuinfo <text:s text:c="15"/>r,</text:p>
      <text:p text:style-name="Standard">/etc/apparmor.d/abstractions/base: <text:s/>/sys/devices/system/cpu/ <text:s text:c="6"/>r,</text:p>
      <text:p text:style-name="Standard">/etc/apparmor.d/abstractions/base: <text:s/>/sys/devices/system/cpu/online r,</text:p>
      <text:p text:style-name="Standard">/etc/apparmor.d/usr.bin.evince: <text:s/>/sys/devices/system/cpu/ r,</text:p>
      <text:p text:style-name="Standard">/etc/apparmor.d/cache/.features:signal {mask {hup int quit ill trap abrt bus fpe kill usr1 segv usr2 pipe alrm term stkflt chld cont stop stp ttin ttou urg xcpu xfsz vtalrm prof winch io pwr sys emt lost</text:p>
      <text:p text:style-name="Standard">/etc/apparmor.d/cache/.features:rlimit {mask {cpu fsize data stack core rss nproc nofile memlock as locks sigpending msgqueue nice rtprio rttime</text:p>
      <text:p text:style-name="Standard">/etc/apparmor.d/usr.bin.firefox: <text:s/>/sys/devices/system/cpu/ r,</text:p>
      <text:p text:style-name="Standard">/etc/apparmor.d/usr.bin.firefox: <text:s/>/sys/devices/system/cpu/** r,</text:p>
      <text:p text:style-name="Standard">/etc/security/limits.conf:# <text:s text:c="7"/>- cpu - max CPU time (MIN)</text:p>
      <text:p text:style-name="Standard">/etc/kernel/preinst.d/intel-microcode:# This script makes sure the cpuid module is loaded, before the</text:p>
      <text:p text:style-name="Standard">/etc/kernel/preinst.d/intel-microcode:# We need the cpuid module for iucode_tool --scan-system,</text:p>
      <text:p text:style-name="Standard">/etc/kernel/preinst.d/intel-microcode:grep -q cpu/cpuid /proc/devices || modprobe -q cpuid || true</text:p>
      <text:p text:style-name="Standard">/etc/thermald/thermal-cpu-cdev-order.xml:<text:tab/>&lt;CoolingDevice&gt;cpufreq&lt;/CoolingDevice&gt;</text:p>
      <text:p text:style-name="Standard">/etc/ssl/certs/ca-certificates.crt:MA8GA1UdEwEB/wQFMAMBAf8wHwYDVR0jBBgwFoAUW8pe5d7SgarNqC1kUbbZcpuX</text:p>
      <text:p text:style-name="Standard">/etc/openal/alsoft.conf:## disable-cpu-exts: (global)</text:p>
      <text:p text:style-name="Standard"><text:soft-page-break/>/etc/openal/alsoft.conf:#disable-cpu-exts =</text:p>
      <text:p text:style-name="Standard">/etc/pulse/daemon.conf:; cpu-limit = no</text:p>
      <text:p text:style-name="Standard">/etc/update-motd.d/50-motd-news:cpu="$(grep -m1 "^model name" /proc/cpuinfo | sed -e "s/.*: //" -e "s:\s\+:/:g")"</text:p>
      <text:p text:style-name="Standard">/etc/update-motd.d/50-motd-news:USER_AGENT="curl/$curl_ver $lsb $platform $cpu $uptime cloud_id/$cloud_id"</text:p>
      <text:p text:style-name="Standard">/etc/default/irqbalance:# <text:s text:c="3"/>64 bit bitmask which allows you to indicate which cpu's should</text:p>
      <text:p text:style-name="Standard">/etc/default/kdump-tools:# <text:s text:c="4"/>"systemd.unit=kdump-tools-dump.service nr_cpus=1 irqpoll nousb ata_piix.prefer_ms_hyperv=0"</text:p>
      <text:p text:style-name="Standard">/etc/default/kdump-tools:#KDUMP_CMDLINE_APPEND="systemd.unit=kdump-tools-dump.service nr_cpus=1 irqpoll nousb ata_piix.prefer_ms_hyperv=0"</text:p>
      <text:p text:style-name="Standard">/etc/systemd/system.conf:#JoinControllers=cpu,cpuacct net_cls,net_prio</text:p>
      <text:p text:style-name="Standard">igor@igor-Aspire-A315-53G:~/Рабочий стол$ df -x tmpfs</text:p>
      <text:p text:style-name="Standard">Файл.система <text:s text:c="2"/>1K-блоков Использовано <text:s/>Доступно Использовано% Cмонтировано в</text:p>
      <text:p text:style-name="Standard">udev <text:s text:c="12"/>3889820 <text:s text:c="11"/>0 <text:s text:c="2"/>3889820 <text:s text:c="11"/>0% /dev</text:p>
      <text:p text:style-name="Standard">/dev/sda2 <text:s text:c="5"/>479152840 <text:s text:c="4"/>44965264 409778184 <text:s text:c="10"/>10% /</text:p>
      <text:p text:style-name="Standard">/dev/loop0 <text:s text:c="8"/>15104 <text:s text:c="7"/>15104 <text:s text:c="8"/>0 <text:s text:c="9"/>100% /snap/gnome-characters/375</text:p>
      <text:p text:style-name="Standard">/dev/loop2 <text:s text:c="8"/>45312 <text:s text:c="7"/>45312 <text:s text:c="8"/>0 <text:s text:c="9"/>100% /snap/gtk-common-themes/1353</text:p>
      <text:p text:style-name="Standard">/dev/loop5 <text:s text:c="8"/>15104 <text:s text:c="7"/>15104 <text:s text:c="8"/>0 <text:s text:c="9"/>100% /snap/gnome-characters/399</text:p>
      <text:p text:style-name="Standard">/dev/loop3 <text:s text:c="9"/>1024 <text:s text:c="8"/>1024 <text:s text:c="8"/>0 <text:s text:c="9"/>100% /snap/gnome-logs/81</text:p>
      <text:p text:style-name="Standard">/dev/loop7 <text:s text:c="9"/>4352 <text:s text:c="8"/>4352 <text:s text:c="8"/>0 <text:s text:c="9"/>100% /snap/gnome-calculator/544</text:p>
      <text:p text:style-name="Standard">/dev/loop6 <text:s text:c="9"/>1024 <text:s text:c="8"/>1024 <text:s text:c="8"/>0 <text:s text:c="9"/>100% /snap/gnome-logs/73</text:p>
      <text:p text:style-name="Standard">/dev/loop9 <text:s text:c="9"/>3840 <text:s text:c="8"/>3840 <text:s text:c="8"/>0 <text:s text:c="9"/>100% /snap/gnome-system-monitor/123</text:p>
      <text:p text:style-name="Standard">/dev/loop8 <text:s text:c="9"/>3840 <text:s text:c="8"/>3840 <text:s text:c="8"/>0 <text:s text:c="9"/>100% /snap/gnome-system-monitor/127</text:p>
      <text:p text:style-name="Standard">/dev/loop14 <text:s text:c="8"/>4352 <text:s text:c="8"/>4352 <text:s text:c="8"/>0 <text:s text:c="9"/>100% /snap/gnome-calculator/536</text:p>
      <text:p text:style-name="Standard">/dev/loop17 <text:s text:c="7"/>56064 <text:s text:c="7"/>56064 <text:s text:c="8"/>0 <text:s text:c="9"/>100% /snap/core18/1668</text:p>
      <text:p text:style-name="Standard">/dev/loop4 <text:s text:c="7"/>118016 <text:s text:c="6"/>118016 <text:s text:c="8"/>0 <text:s text:c="9"/>100% /snap/emacs/296</text:p>
      <text:p text:style-name="Standard">/dev/loop12 <text:s text:c="6"/>160512 <text:s text:c="6"/>160512 <text:s text:c="8"/>0 <text:s text:c="9"/>100% /snap/gnome-3-28-1804/110</text:p>
      <text:p text:style-name="Standard">/dev/loop1 <text:s text:c="7"/>164096 <text:s text:c="6"/>164096 <text:s text:c="8"/>0 <text:s text:c="9"/>100% /snap/gnome-3-28-1804/116</text:p>
      <text:p text:style-name="Standard">/dev/loop13 <text:s text:c="7"/>55936 <text:s text:c="7"/>55936 <text:s text:c="8"/>0 <text:s text:c="9"/>100% /snap/core18/1279</text:p>
      <text:p text:style-name="Standard">/dev/loop11 <text:s text:c="7"/>46080 <text:s text:c="7"/>46080 <text:s text:c="8"/>0 <text:s text:c="9"/>100% /snap/gtk-common-themes/1440</text:p>
      <text:p text:style-name="Standard">/dev/loop10 <text:s text:c="6"/>118016 <text:s text:c="6"/>118016 <text:s text:c="8"/>0 <text:s text:c="9"/>100% /snap/emacs/255</text:p>
      <text:p text:style-name="Standard">/dev/loop16 <text:s text:c="7"/>93568 <text:s text:c="7"/>93568 <text:s text:c="8"/>0 <text:s text:c="9"/>100% /snap/core/8592</text:p>
      <text:p text:style-name="Standard">/dev/sda1 <text:s text:c="8"/>523248 <text:s text:c="8"/>6232 <text:s text:c="3"/>517016 <text:s text:c="11"/>2% /boot/efi</text:p>
      <text:p text:style-name="Standard">/dev/loop18 <text:s text:c="7"/>93568 <text:s text:c="7"/>93568 <text:s text:c="8"/>0 <text:s text:c="9"/>100% /snap/core/8689</text:p>
      <text:p text:style-name="Standard">igor@igor-Aspire-A315-53G:~/Рабочий стол$ df -h /home</text:p>
      <text:p text:style-name="Standard">Файл.система <text:s text:c="2"/>Размер Использовано <text:s/>Дост Использовано% Cмонтировано в</text:p>
      <text:p text:style-name="Standard">/dev/sda2 <text:s text:c="7"/>457G <text:s text:c="9"/>43G <text:s/>391G <text:s text:c="10"/>10% /</text:p>
      <text:p text:style-name="Standard">igor@igor-Aspire-A315-53G:~/Рабочий стол$ df -ha | grep dev</text:p>
      <text:p text:style-name="Standard">udev <text:s text:c="12"/>3,8G <text:s text:c="11"/>0 <text:s/>3,8G <text:s text:c="11"/>0% /dev</text:p>
      <text:p text:style-name="Standard">devpts <text:s text:c="13"/>0 <text:s text:c="11"/>0 <text:s text:c="4"/>0 <text:s text:c="12"/>- /dev/pts</text:p>
      <text:p text:style-name="Standard">/dev/sda2 <text:s text:c="7"/>457G <text:s text:c="9"/>43G <text:s/>391G <text:s text:c="10"/>10% /</text:p>
      <text:p text:style-name="Standard">tmpfs <text:s text:c="11"/>3,8G <text:s text:c="9"/>73M <text:s/>3,7G <text:s text:c="11"/>2% /dev/shm</text:p>
      <text:p text:style-name="Standard">cgroup <text:s text:c="13"/>0 <text:s text:c="11"/>0 <text:s text:c="4"/>0 <text:s text:c="12"/>- /sys/fs/cgroup/devices</text:p>
      <text:p text:style-name="Standard">hugetlbfs <text:s text:c="10"/>0 <text:s text:c="11"/>0 <text:s text:c="4"/>0 <text:s text:c="12"/>- /dev/hugepages</text:p>
      <text:p text:style-name="Standard">mqueue <text:s text:c="13"/>0 <text:s text:c="11"/>0 <text:s text:c="4"/>0 <text:s text:c="12"/>- /dev/mqueue</text:p>
      <text:p text:style-name="Standard">/dev/loop0 <text:s text:c="7"/>15M <text:s text:c="9"/>15M <text:s text:c="4"/>0 <text:s text:c="9"/>100% /snap/gnome-characters/375</text:p>
      <text:p text:style-name="Standard">/dev/loop2 <text:s text:c="7"/>45M <text:s text:c="9"/>45M <text:s text:c="4"/>0 <text:s text:c="9"/>100% /snap/gtk-common-themes/1353</text:p>
      <text:p text:style-name="Standard">/dev/loop5 <text:s text:c="7"/>15M <text:s text:c="9"/>15M <text:s text:c="4"/>0 <text:s text:c="9"/>100% /snap/gnome-characters/399</text:p>
      <text:p text:style-name="Standard">/dev/loop3 <text:s text:c="6"/>1,0M <text:s text:c="8"/>1,0M <text:s text:c="4"/>0 <text:s text:c="9"/>100% /snap/gnome-logs/81</text:p>
      <text:p text:style-name="Standard">/dev/loop7 <text:s text:c="6"/>4,3M <text:s text:c="8"/>4,3M <text:s text:c="4"/>0 <text:s text:c="9"/>100% /snap/gnome-calculator/544</text:p>
      <text:p text:style-name="Standard">/dev/loop6 <text:s text:c="6"/>1,0M <text:s text:c="8"/>1,0M <text:s text:c="4"/>0 <text:s text:c="9"/>100% /snap/gnome-logs/73</text:p>
      <text:p text:style-name="Standard"><text:soft-page-break/>/dev/loop9 <text:s text:c="6"/>3,8M <text:s text:c="8"/>3,8M <text:s text:c="4"/>0 <text:s text:c="9"/>100% /snap/gnome-system-monitor/123</text:p>
      <text:p text:style-name="Standard">/dev/loop8 <text:s text:c="6"/>3,8M <text:s text:c="8"/>3,8M <text:s text:c="4"/>0 <text:s text:c="9"/>100% /snap/gnome-system-monitor/127</text:p>
      <text:p text:style-name="Standard">/dev/loop14 <text:s text:c="5"/>4,3M <text:s text:c="8"/>4,3M <text:s text:c="4"/>0 <text:s text:c="9"/>100% /snap/gnome-calculator/536</text:p>
      <text:p text:style-name="Standard">/dev/loop17 <text:s text:c="6"/>55M <text:s text:c="9"/>55M <text:s text:c="4"/>0 <text:s text:c="9"/>100% /snap/core18/1668</text:p>
      <text:p text:style-name="Standard">/dev/loop4 <text:s text:c="6"/>116M <text:s text:c="8"/>116M <text:s text:c="4"/>0 <text:s text:c="9"/>100% /snap/emacs/296</text:p>
      <text:p text:style-name="Standard">/dev/loop12 <text:s text:c="5"/>157M <text:s text:c="8"/>157M <text:s text:c="4"/>0 <text:s text:c="9"/>100% /snap/gnome-3-28-1804/110</text:p>
      <text:p text:style-name="Standard">/dev/loop1 <text:s text:c="6"/>161M <text:s text:c="8"/>161M <text:s text:c="4"/>0 <text:s text:c="9"/>100% /snap/gnome-3-28-1804/116</text:p>
      <text:p text:style-name="Standard">/dev/loop13 <text:s text:c="6"/>55M <text:s text:c="9"/>55M <text:s text:c="4"/>0 <text:s text:c="9"/>100% /snap/core18/1279</text:p>
      <text:p text:style-name="Standard">/dev/loop11 <text:s text:c="6"/>45M <text:s text:c="9"/>45M <text:s text:c="4"/>0 <text:s text:c="9"/>100% /snap/gtk-common-themes/1440</text:p>
      <text:p text:style-name="Standard">/dev/loop10 <text:s text:c="5"/>116M <text:s text:c="8"/>116M <text:s text:c="4"/>0 <text:s text:c="9"/>100% /snap/emacs/255</text:p>
      <text:p text:style-name="Standard">/dev/loop16 <text:s text:c="6"/>92M <text:s text:c="9"/>92M <text:s text:c="4"/>0 <text:s text:c="9"/>100% /snap/core/8592</text:p>
      <text:p text:style-name="Standard">/dev/sda1 <text:s text:c="7"/>511M <text:s text:c="8"/>6,1M <text:s/>505M <text:s text:c="11"/>2% /boot/efi</text:p>
      <text:p text:style-name="Standard">/dev/loop18 <text:s text:c="6"/>92M <text:s text:c="9"/>92M <text:s text:c="4"/>0 <text:s text:c="9"/>100% /snap/core/8689</text:p>
      <text:p text:style-name="Standard">igor@igor-Aspire-A315-53G:~/Рабочий стол$ df -ha | grep monitor</text:p>
      <text:p text:style-name="Standard">/dev/loop9 <text:s text:c="6"/>3,8M <text:s text:c="8"/>3,8M <text:s text:c="4"/>0 <text:s text:c="9"/>100% /snap/gnome-system-monitor/123</text:p>
      <text:p text:style-name="Standard">/dev/loop8 <text:s text:c="6"/>3,8M <text:s text:c="8"/>3,8M <text:s text:c="4"/>0 <text:s text:c="9"/>100% /snap/gnome-system-monitor/127</text:p>
      <text:p text:style-name="Standard">igor@igor-Aspire-A315-53G:~/Рабочий стол$ tail --follow=descriptor /var/log/syslog | grep -i 20</text:p>
      <text:p text:style-name="Standard">Mar <text:s/>1 20:45:20 igor-Aspire-A315-53G kernel: [56963.029177] kauditd_printk_skb: 8 callbacks suppressed</text:p>
      <text:p text:style-name="Standard">Mar <text:s/>1 20:45:20 igor-Aspire-A315-53G kernel: [56963.029183] audit: type=1400 audit(1583084720.190:75): apparmor="ALLOWED" operation="open" profile="libreoffice-soffice" name="/usr/share/drirc.d/00-mesa-defaults.conf" pid=29126 comm="soffice.bin" requested_mask="r" denied_mask="r" fsuid=1000 ouid=0</text:p>
      <text:p text:style-name="Standard">Mar <text:s/>1 20:45:20 igor-Aspire-A315-53G kernel: [56963.034635] audit: type=1400 audit(1583084720.194:76): apparmor="ALLOWED" operation="open" profile="libreoffice-soffice" name="/usr/share/drirc.d/00-mesa-defaults.conf" pid=29126 comm="soffice.bin" requested_mask="r" denied_mask="r" fsuid=1000 ouid=0</text:p>
      <text:p text:style-name="Standard">Mar <text:s/>1 20:45:20 igor-Aspire-A315-53G kernel: [56963.044070] audit: type=1400 audit(1583084720.202:77): apparmor="ALLOWED" operation="open" profile="libreoffice-soffice" name="/usr/share/drirc.d/00-mesa-defaults.conf" pid=29126 comm="soffice.bin" requested_mask="r" denied_mask="r" fsuid=1000 ouid=0</text:p>
      <text:p text:style-name="Standard">Mar <text:s/>1 20:45:20 igor-Aspire-A315-53G kernel: [56963.045251] audit: type=1400 audit(1583084720.206:78): apparmor="ALLOWED" operation="open" profile="libreoffice-soffice" name="/usr/share/drirc.d/00-mesa-defaults.conf" pid=29126 comm="soffice.bin" requested_mask="r" denied_mask="r" fsuid=1000 ouid=0</text:p>
      <text:p text:style-name="Standard">Mar <text:s/>1 20:45:20 igor-Aspire-A315-53G kernel: [56963.053213] audit: type=1400 audit(1583084720.214:79): apparmor="ALLOWED" operation="open" profile="libreoffice-soffice" name="/home/igor/.cache/mesa_shader_cache/index" pid=29126 comm="soffice.bin" requested_mask="wrc" denied_mask="wrc" fsuid=1000 ouid=1000</text:p>
      <text:p text:style-name="Standard">Mar <text:s/>1 20:45:20 igor-Aspire-A315-53G kernel: [56963.054164] audit: type=1400 audit(1583084720.214:80): apparmor="ALLOWED" operation="open" profile="libreoffice-soffice" name="/usr/share/drirc.d/00-mesa-defaults.conf" pid=29126 comm="soffice.bin" requested_mask="r" denied_mask="r" fsuid=1000 ouid=0</text:p>
      <text:p text:style-name="Standard">Mar <text:s/>1 20:49:40 igor-Aspire-A315-53G systemd[1]: proc-sys-fs-binfmt_misc.automount: Got automount request for /proc/sys/fs/binfmt_misc, triggered by 29177 (df)</text:p>
      <text:p text:style-name="Standard">Mar <text:s/>1 20:49:40 igor-Aspire-A315-53G systemd[1]: Mounting Arbitrary Executable File Formats File System...</text:p>
      <text:p text:style-name="Standard">Mar <text:s/>1 20:49:40 igor-Aspire-A315-53G systemd[1]: Mounted Arbitrary Executable File Formats File System.</text:p>
      <text:p text:style-name="Standard">igor@igor-Aspire-A315-53G:~/Рабочий стол$ cpp Ch.c | tail -n 20 | tee -i `mktemp 123XXX`</text:p>
      <text:p text:style-name="Standard">Ch.c:3:10: fatal error: graphics.h: Нет такого файла или каталога</text:p>
      <text:p text:style-name="Standard"><text:s/>#include &lt;graphics.h&gt;</text:p>
      <text:p text:style-name="Standard"><text:soft-page-break/><text:s text:c="10"/>^~~~~~~~~~~~</text:p>
      <text:p text:style-name="Standard">compilation terminated.</text:p>
      <text:p text:style-name="Standard"/>
      <text:p text:style-name="Standard"/>
      <text:p text:style-name="Standard"/>
      <text:p text:style-name="Standard"/>
      <text:p text:style-name="Standard"/>
      <text:p text:style-name="Standard">extern int rpmatch (const char *__response) __attribute__ ((__nothrow__ , __leaf__)) __attribute__ ((__nonnull__ (1))) ;</text:p>
      <text:p text:style-name="Standard"># 954 "/usr/include/stdlib.h" 3 4</text:p>
      <text:p text:style-name="Standard">extern int getsubopt (char **__restrict __optionp,</text:p>
      <text:p text:style-name="Standard"><text:s text:c="8"/>char *const *__restrict __tokens,</text:p>
      <text:p text:style-name="Standard"><text:s text:c="8"/>char **__restrict __valuep)</text:p>
      <text:p text:style-name="Standard"><text:s text:c="5"/>__attribute__ ((__nothrow__ , __leaf__)) __attribute__ ((__nonnull__ (1, 2, 3))) ;</text:p>
      <text:p text:style-name="Standard"># 1006 "/usr/include/stdlib.h" 3 4</text:p>
      <text:p text:style-name="Standard">extern int getloadavg (double __loadavg[], int __nelem)</text:p>
      <text:p text:style-name="Standard"><text:s text:c="5"/>__attribute__ ((__nothrow__ , __leaf__)) __attribute__ ((__nonnull__ (1)));</text:p>
      <text:p text:style-name="Standard"># 1016 "/usr/include/stdlib.h" 3 4</text:p>
      <text:p text:style-name="Standard"># 1 "/usr/include/x86_64-linux-gnu/bits/stdlib-float.h" 1 3 4</text:p>
      <text:p text:style-name="Standard"># 1017 "/usr/include/stdlib.h" 2 3 4</text:p>
      <text:p text:style-name="Standard"># 1026 "/usr/include/stdlib.h" 3 4</text:p>
      <text:p text:style-name="Standard"/>
      <text:p text:style-name="Standard"># 3 "Ch.c" 2</text:p>
      <text:p text:style-name="Standard">igor@igor-Aspire-A315-53G:~/Рабочий стол$ ls</text:p>
      <text:p text:style-name="Standard"><text:s/>123fMk <text:s text:c="2"/>A3.txt <text:s text:c="2"/>B2.txt <text:s text:c="2"/>Ch2.c <text:s text:c="3"/>Ch.c <text:s text:c="3"/>laba <text:s text:c="4"/>libgraph-1.0.2 <text:s text:c="2"/>'Лабы 1 семестр' <text:s text:c="2"/>сайт</text:p>
      <text:p text:style-name="Standard"><text:s/>A2.txt <text:s text:c="2"/>a.out <text:s text:c="3"/>B3.txt <text:s text:c="2"/>Ch2.c~ <text:s text:c="2"/>Ch.c~ <text:s text:c="2"/>laba20 <text:s text:c="2"/>wI9f5ueKbRs.jpg <text:s text:c="2"/>Программы <text:s text:c="8"/>Фотографии</text:p>
      <text:p text:style-name="Standard">igor@igor-Aspire-A315-53G:~/Рабочий стол$ cat 123*</text:p>
      <text:p text:style-name="Standard"/>
      <text:p text:style-name="Standard"/>
      <text:p text:style-name="Standard"/>
      <text:p text:style-name="Standard"/>
      <text:p text:style-name="Standard"/>
      <text:p text:style-name="Standard">extern int rpmatch (const char *__response) __attribute__ ((__nothrow__ , __leaf__)) __attribute__ ((__nonnull__ (1))) ;</text:p>
      <text:p text:style-name="Standard"># 954 "/usr/include/stdlib.h" 3 4</text:p>
      <text:p text:style-name="Standard">extern int getsubopt (char **__restrict __optionp,</text:p>
      <text:p text:style-name="Standard"><text:s text:c="8"/>char *const *__restrict __tokens,</text:p>
      <text:p text:style-name="Standard"><text:s text:c="8"/>char **__restrict __valuep)</text:p>
      <text:p text:style-name="Standard"><text:s text:c="5"/>__attribute__ ((__nothrow__ , __leaf__)) __attribute__ ((__nonnull__ (1, 2, 3))) ;</text:p>
      <text:p text:style-name="Standard"># 1006 "/usr/include/stdlib.h" 3 4</text:p>
      <text:p text:style-name="Standard">extern int getloadavg (double __loadavg[], int __nelem)</text:p>
      <text:p text:style-name="Standard"><text:s text:c="5"/>__attribute__ ((__nothrow__ , __leaf__)) __attribute__ ((__nonnull__ (1)));</text:p>
      <text:p text:style-name="Standard"># 1016 "/usr/include/stdlib.h" 3 4</text:p>
      <text:p text:style-name="Standard"># 1 "/usr/include/x86_64-linux-gnu/bits/stdlib-float.h" 1 3 4</text:p>
      <text:p text:style-name="Standard"># 1017 "/usr/include/stdlib.h" 2 3 4</text:p>
      <text:p text:style-name="Standard"># 1026 "/usr/include/stdlib.h" 3 4</text:p>
      <text:p text:style-name="Standard"/>
      <text:p text:style-name="Standard"># 3 "Ch.c" 2</text:p>
      <text:p text:style-name="Standard">igor@igor-Aspire-A315-53G:~/Рабочий стол$ cd Программы</text:p>
      <text:p text:style-name="Standard">igor@igor-Aspire-A315-53G:~/Рабочий стол/Программы$ ls</text:p>
      <text:p text:style-name="Standard"><text:s/>Ab2.c <text:s text:c="2"/>Ab3.c <text:s/>'Нахождение определителя матрицы.c'</text:p>
      <text:p text:style-name="Standard"><text:soft-page-break/>igor@igor-Aspire-A315-53G:~/Рабочий стол/Программы$ find . -name "*.c" -print0 | xargs -0 tar -zcf c.tar</text:p>
      <text:p text:style-name="Standard">igor@igor-Aspire-A315-53G:~/Рабочий стол/Программы$ ls</text:p>
      <text:p text:style-name="Standard"><text:s/>Ab2.c <text:s text:c="2"/>Ab3.c <text:s text:c="2"/>c.tar <text:s/>'Нахождение определителя матрицы.c'</text:p>
      <text:p text:style-name="Standard">igor@igor-Aspire-A315-53G:~/Рабочий стол$ man man &gt; man.txt</text:p>
      <text:p text:style-name="Standard">igor@igor-Aspire-A315-53G:~/Рабочий стол$ ls</text:p>
      <text:p text:style-name="Standard"><text:s/>123fMk <text:s text:c="2"/>a.out <text:s text:c="3"/>Ch2.c <text:s text:c="3"/>Ch.c~ <text:s text:c="3"/>libgraph-1.0.2 <text:s text:c="2"/>'Лабы 1 семестр' <text:s text:c="2"/>Фотографии</text:p>
      <text:p text:style-name="Standard"><text:s/>A2.txt <text:s text:c="2"/>B2.txt <text:s text:c="2"/>Ch2.c~ <text:s text:c="2"/>laba <text:s text:c="4"/>man.txt <text:s text:c="10"/>Программы</text:p>
      <text:p text:style-name="Standard"><text:s/>A3.txt <text:s text:c="2"/>B3.txt <text:s text:c="2"/>Ch.c <text:s text:c="4"/>laba20 <text:s text:c="2"/>wI9f5ueKbRs.jpg <text:s text:c="2"/>сайт</text:p>
      <text:p text:style-name="Standard">igor@igor-Aspire-A315-53G:~/Рабочий стол$ split man.txt -l 300</text:p>
      <text:p text:style-name="Standard">igor@igor-Aspire-A315-53G:~/Рабочий стол$ ls</text:p>
      <text:p text:style-name="Standard"><text:s/>123fMk <text:s text:c="2"/>a.out <text:s text:c="3"/>Ch2.c <text:s text:c="3"/>Ch.c~ <text:s text:c="3"/>libgraph-1.0.2 <text:s text:c="3"/>xaa <text:s/>'Лабы 1 семестр' <text:s text:c="2"/>Фотографии</text:p>
      <text:p text:style-name="Standard"><text:s/>A2.txt <text:s text:c="2"/>B2.txt <text:s text:c="2"/>Ch2.c~ <text:s text:c="2"/>laba <text:s text:c="4"/>man.txt <text:s text:c="10"/>xab <text:s text:c="2"/>Программы</text:p>
      <text:p text:style-name="Standard"><text:s/>A3.txt <text:s text:c="2"/>B3.txt <text:s text:c="2"/>Ch.c <text:s text:c="4"/>laba20 <text:s text:c="2"/>wI9f5ueKbRs.jpg <text:s text:c="2"/>xac <text:s text:c="2"/>сайт</text:p>
      <text:p text:style-name="Standard">igor@igor-Aspire-A315-53G:~/Рабочий стол$ wc man.txt &amp;&amp; wc xa*</text:p>
      <text:p text:style-name="Standard"><text:s text:c="2"/>632 <text:s/>4351 63627 man.txt</text:p>
      <text:p text:style-name="Standard"><text:s text:c="2"/>300 <text:s/>2213 31714 xaa</text:p>
      <text:p text:style-name="Standard"><text:s text:c="2"/>300 <text:s/>2001 29962 xab</text:p>
      <text:p text:style-name="Standard"><text:s text:c="3"/>32 <text:s text:c="2"/>137 <text:s/>1951 xac</text:p>
      <text:p text:style-name="Standard"><text:s text:c="2"/>632 <text:s/>4351 63627 итого</text:p>
      <text:p text:style-name="Standard">igor@igor-Aspire-A315-53G:~/Рабочий стол$ paste A?.txt</text:p>
      <text:p text:style-name="Standard">apple<text:tab/>apple</text:p>
      <text:p text:style-name="Standard">BMW<text:tab/>bMw</text:p>
      <text:p text:style-name="Standard">BMW<text:tab/>cow</text:p>
      <text:p text:style-name="Standard">cow<text:tab/>dirddir</text:p>
      <text:p text:style-name="Standard">cow<text:tab/>dirr</text:p>
      <text:p text:style-name="Standard">dir<text:tab/>Dub</text:p>
      <text:p text:style-name="Standard">direct<text:tab/>Dublin</text:p>
      <text:p text:style-name="Standard">dirt<text:tab/>join</text:p>
      <text:p text:style-name="Standard">Dub<text:tab/>join23</text:p>
      <text:p text:style-name="Standard">dubb<text:tab/>quit</text:p>
      <text:p text:style-name="Standard">dUbb<text:tab/>red</text:p>
      <text:p text:style-name="Standard">mouse<text:tab/>Red</text:p>
      <text:p text:style-name="Standard">orange<text:tab/>stand</text:p>
      <text:p text:style-name="Standard">stand<text:tab/>tar</text:p>
      <text:p text:style-name="Standard">tar<text:tab/></text:p>
      <text:p text:style-name="Standard">igor@igor-Aspire-A315-53G:~/Рабочий стол$ diff -u A?.txt &gt; A23.txt</text:p>
      <text:p text:style-name="Standard">igor@igor-Aspire-A315-53G:~/Рабочий стол$ cat A23.txt</text:p>
      <text:p text:style-name="Standard">--- A2.txt<text:tab/>2020-03-01 20:40:22.245944091 +0300</text:p>
      <text:p text:style-name="Standard">+++ A3.txt<text:tab/>2020-03-01 20:40:30.265876990 +0300</text:p>
      <text:p text:style-name="Standard">@@ -1,15 +1,14 @@</text:p>
      <text:p text:style-name="Standard"><text:s/>apple</text:p>
      <text:p text:style-name="Standard">-BMW</text:p>
      <text:p text:style-name="Standard">-BMW</text:p>
      <text:p text:style-name="Standard">+bMw</text:p>
      <text:p text:style-name="Standard"><text:s/>cow</text:p>
      <text:p text:style-name="Standard">-cow</text:p>
      <text:p text:style-name="Standard">-dir</text:p>
      <text:p text:style-name="Standard">-direct</text:p>
      <text:p text:style-name="Standard">-dirt</text:p>
      <text:p text:style-name="Standard">+dirddir</text:p>
      <text:p text:style-name="Standard">+dirr</text:p>
      <text:p text:style-name="Standard"><text:soft-page-break/><text:s/>Dub</text:p>
      <text:p text:style-name="Standard">-dubb</text:p>
      <text:p text:style-name="Standard">-dUbb</text:p>
      <text:p text:style-name="Standard">-mouse</text:p>
      <text:p text:style-name="Standard">-orange</text:p>
      <text:p text:style-name="Standard">+Dublin</text:p>
      <text:p text:style-name="Standard">+join</text:p>
      <text:p text:style-name="Standard">+join23</text:p>
      <text:p text:style-name="Standard">+quit</text:p>
      <text:p text:style-name="Standard">+red</text:p>
      <text:p text:style-name="Standard">+Red</text:p>
      <text:p text:style-name="Standard"><text:s/>stand</text:p>
      <text:p text:style-name="Standard"><text:s/>tar</text:p>
      <text:p text:style-name="Standard">igor@igor-Aspire-A315-53G:~/Рабочий стол$ patch &lt; A23.txt</text:p>
      <text:p text:style-name="Standard">patching file A2.txt</text:p>
      <text:p text:style-name="Standard">igor@igor-Aspire-A315-53G:~/Рабочий стол$ paste A?.txt</text:p>
      <text:p text:style-name="Standard">apple<text:tab/>apple</text:p>
      <text:p text:style-name="Standard">bMw<text:tab/>bMw</text:p>
      <text:p text:style-name="Standard">cow<text:tab/>cow</text:p>
      <text:p text:style-name="Standard">dirddir<text:tab/>dirddir</text:p>
      <text:p text:style-name="Standard">dirr<text:tab/>dirr</text:p>
      <text:p text:style-name="Standard">Dub<text:tab/>Dub</text:p>
      <text:p text:style-name="Standard">Dublin<text:tab/>Dublin</text:p>
      <text:p text:style-name="Standard">join<text:tab/>join</text:p>
      <text:p text:style-name="Standard">join23<text:tab/>join23</text:p>
      <text:p text:style-name="Standard">quit<text:tab/>quit</text:p>
      <text:p text:style-name="Standard">red<text:tab/>red</text:p>
      <text:p text:style-name="Standard">Red<text:tab/>Red</text:p>
      <text:p text:style-name="Standard">stand<text:tab/>stand</text:p>
      <text:p text:style-name="Standard">tar<text:tab/>tar</text:p>
      <text:p text:style-name="Standard">igor@igor-Aspire-A315-53G:~/Рабочий стол$ patch -R &lt; A23.txt</text:p>
      <text:p text:style-name="Standard">patching file A2.txt</text:p>
      <text:p text:style-name="Standard">igor@igor-Aspire-A315-53G:~/Рабочий стол$ paste A?.txt</text:p>
      <text:p text:style-name="Standard">apple<text:tab/>apple</text:p>
      <text:p text:style-name="Standard">BMW<text:tab/>bMw</text:p>
      <text:p text:style-name="Standard">BMW<text:tab/>cow</text:p>
      <text:p text:style-name="Standard">cow<text:tab/>dirddir</text:p>
      <text:p text:style-name="Standard">cow<text:tab/>dirr</text:p>
      <text:p text:style-name="Standard">dir<text:tab/>Dub</text:p>
      <text:p text:style-name="Standard">direct<text:tab/>Dublin</text:p>
      <text:p text:style-name="Standard">dirt<text:tab/>join</text:p>
      <text:p text:style-name="Standard">Dub<text:tab/>join23</text:p>
      <text:p text:style-name="Standard">dubb<text:tab/>quit</text:p>
      <text:p text:style-name="Standard">dUbb<text:tab/>red</text:p>
      <text:p text:style-name="Standard">mouse<text:tab/>Red</text:p>
      <text:p text:style-name="Standard">orange<text:tab/>stand</text:p>
      <text:p text:style-name="Standard">stand<text:tab/>tar</text:p>
      <text:p text:style-name="Standard">tar<text:tab/></text:p>
      <text:p text:style-name="Standard">igor@igor-Aspire-A315-53G:~/Рабочий стол$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20:45:29.498036972</meta:creation-date>
    <dc:date>2020-03-01T21:12:56.888126046</dc:date>
    <meta:editing-duration>PT7M6S</meta:editing-duration>
    <meta:editing-cycles>1</meta:editing-cycles>
    <meta:document-statistic meta:table-count="0" meta:image-count="0" meta:object-count="0" meta:page-count="11" meta:paragraph-count="524" meta:word-count="1805" meta:character-count="17482" meta:non-whitespace-character-count="14046"/>
    <meta:generator>LibreOffice/6.0.7.3$Linux_X86_64 LibreOffice_project/00m0$Build-3</meta:generator>
  </office:meta>
</office:document-meta>
</file>